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ccf3" officeooo:paragraph-rsid="0010ccf3"/>
    </style:style>
    <style:style style:name="P2" style:family="paragraph" style:parent-style-name="Standard">
      <style:paragraph-properties fo:text-align="center" style:justify-single-word="false"/>
      <style:text-properties fo:font-size="14pt" officeooo:rsid="0010ccf3" officeooo:paragraph-rsid="0010ccf3" style:font-size-asian="14pt" style:font-size-complex="14pt"/>
    </style:style>
    <style:style style:name="P3" style:family="paragraph" style:parent-style-name="Standard">
      <style:paragraph-properties fo:text-align="justify" style:justify-single-word="false"/>
      <style:text-properties fo:font-size="14pt" officeooo:rsid="00130a75" officeooo:paragraph-rsid="00130a75" style:font-size-asian="14pt" style:font-size-complex="14pt"/>
    </style:style>
    <style:style style:name="P4" style:family="paragraph" style:parent-style-name="Standard">
      <style:paragraph-properties fo:text-align="justify" style:justify-single-word="false"/>
      <style:text-properties fo:font-size="14pt" officeooo:rsid="0014f81a" officeooo:paragraph-rsid="0014f81a" style:font-size-asian="14pt" style:font-size-complex="14pt"/>
    </style:style>
    <style:style style:name="P5" style:family="paragraph" style:parent-style-name="Standard">
      <style:paragraph-properties fo:text-align="justify" style:justify-single-word="false"/>
      <style:text-properties fo:font-size="14pt" officeooo:rsid="00176519" officeooo:paragraph-rsid="00130a75" style:font-size-asian="14pt" style:font-size-complex="14pt"/>
    </style:style>
    <style:style style:name="P6" style:family="paragraph" style:parent-style-name="Standard">
      <style:paragraph-properties fo:text-align="justify" style:justify-single-word="false"/>
      <style:text-properties fo:font-size="14pt" officeooo:rsid="00210534" officeooo:paragraph-rsid="00210534" style:font-size-asian="14pt" style:font-size-complex="14pt"/>
    </style:style>
    <style:style style:name="P7" style:family="paragraph" style:parent-style-name="Standard">
      <style:paragraph-properties fo:text-align="center" style:justify-single-word="false"/>
      <style:text-properties fo:font-size="13pt" officeooo:rsid="0010ccf3" officeooo:paragraph-rsid="0010ccf3" style:font-size-asian="13pt" style:font-size-complex="13pt"/>
    </style:style>
    <style:style style:name="P8" style:family="paragraph" style:parent-style-name="Standard">
      <style:text-properties officeooo:rsid="00130a75"/>
    </style:style>
    <style:style style:name="P9" style:family="paragraph" style:parent-style-name="Standard">
      <style:text-properties officeooo:rsid="00130a75" officeooo:paragraph-rsid="00130a75"/>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19a275"/>
    </style:style>
    <style:style style:name="P12" style:family="paragraph" style:parent-style-name="Standard">
      <style:paragraph-properties fo:text-align="justify" style:justify-single-word="false"/>
      <style:text-properties officeooo:rsid="00185f00" officeooo:paragraph-rsid="00185f00"/>
    </style:style>
    <style:style style:name="P13" style:family="paragraph" style:parent-style-name="Standard">
      <style:paragraph-properties fo:text-align="justify" style:justify-single-word="false"/>
      <style:text-properties officeooo:rsid="0018e8c4" officeooo:paragraph-rsid="00185f00"/>
    </style:style>
    <style:style style:name="P14" style:family="paragraph" style:parent-style-name="Standard">
      <style:paragraph-properties fo:text-align="justify" style:justify-single-word="false"/>
      <style:text-properties officeooo:rsid="0018e8c4" officeooo:paragraph-rsid="0018e8c4"/>
    </style:style>
    <style:style style:name="P15" style:family="paragraph" style:parent-style-name="Standard" style:list-style-name="L2">
      <style:paragraph-properties fo:text-align="justify" style:justify-single-word="false"/>
      <style:text-properties officeooo:rsid="0019a275" officeooo:paragraph-rsid="0019a275"/>
    </style:style>
    <style:style style:name="P16" style:family="paragraph" style:parent-style-name="Standard">
      <style:paragraph-properties fo:text-align="justify" style:justify-single-word="false"/>
      <style:text-properties officeooo:rsid="001b50e9" officeooo:paragraph-rsid="001b50e9"/>
    </style:style>
    <style:style style:name="P17" style:family="paragraph" style:parent-style-name="Standard">
      <style:paragraph-properties fo:text-align="justify" style:justify-single-word="false"/>
      <style:text-properties officeooo:rsid="00210534" officeooo:paragraph-rsid="00210534"/>
    </style:style>
    <style:style style:name="P18" style:family="paragraph" style:parent-style-name="Standard">
      <style:paragraph-properties fo:text-align="justify" style:justify-single-word="false"/>
      <style:text-properties officeooo:rsid="002138b8" officeooo:paragraph-rsid="002138b8"/>
    </style:style>
    <style:style style:name="P19" style:family="paragraph" style:parent-style-name="Standard">
      <style:paragraph-properties fo:text-align="justify" style:justify-single-word="false"/>
      <style:text-properties officeooo:rsid="002320c7" officeooo:paragraph-rsid="002320c7"/>
    </style:style>
    <style:style style:name="P20" style:family="paragraph" style:parent-style-name="Standard">
      <style:paragraph-properties fo:text-align="justify" style:justify-single-word="false"/>
      <style:text-properties officeooo:rsid="00240955" officeooo:paragraph-rsid="00240955"/>
    </style:style>
    <style:style style:name="P21" style:family="paragraph" style:parent-style-name="Standard">
      <style:paragraph-properties fo:break-before="page"/>
    </style:style>
    <style:style style:name="P22" style:family="paragraph" style:parent-style-name="Standard">
      <style:paragraph-properties fo:text-align="justify" style:justify-single-word="false" fo:break-before="page"/>
      <style:text-properties officeooo:rsid="0018e8c4" officeooo:paragraph-rsid="0018e8c4"/>
    </style:style>
    <style:style style:name="P23" style:family="paragraph" style:parent-style-name="Heading_20_2">
      <style:paragraph-properties fo:text-align="center" style:justify-single-word="false"/>
    </style:style>
    <style:style style:name="P24" style:family="paragraph" style:parent-style-name="Heading_20_1">
      <style:text-properties fo:color="#00cc33" fo:font-size="22pt" style:font-size-asian="22pt" style:font-size-complex="22pt"/>
    </style:style>
    <style:style style:name="P25" style:family="paragraph" style:parent-style-name="Heading_20_3">
      <style:paragraph-properties fo:text-align="center" style:justify-single-word="false"/>
    </style:style>
    <style:style style:name="P26" style:family="paragraph" style:parent-style-name="Heading_20_3">
      <style:paragraph-properties fo:text-align="center" style:justify-single-word="false"/>
      <style:text-properties fo:font-style="normal" style:font-style-asian="normal" style:font-style-complex="normal"/>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Footer">
      <style:paragraph-properties fo:text-align="end" style:justify-single-word="false"/>
    </style:style>
    <style:style style:name="T1" style:family="text">
      <style:text-properties officeooo:rsid="00122414"/>
    </style:style>
    <style:style style:name="T2" style:family="text">
      <style:text-properties fo:color="#00cc33"/>
    </style:style>
    <style:style style:name="T3" style:family="text">
      <style:text-properties fo:color="#00cc33" fo:font-size="22pt" style:font-size-asian="22pt" style:font-size-complex="22pt"/>
    </style:style>
    <style:style style:name="T4" style:family="text">
      <style:text-properties officeooo:rsid="0018e8c4"/>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18e8c4"/>
    </style:style>
    <style:style style:name="T7" style:family="text">
      <style:text-properties officeooo:rsid="001e229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Title">BE Web ASA Sourdoire</text:p>
      <text:p text:style-name="P1"/>
      <text:p text:style-name="P2">IENAC 14</text:p>
      <text:p text:style-name="P1"/>
      <text:p text:style-name="P7">Bonne<text:span text:style-name="T1">v</text:span>al Fabien</text:p>
      <text:p text:style-name="P7">Buisan Guilhem</text:p>
      <text:p text:style-name="P7">Dz<text:span text:style-name="T7">i</text:span>eciol Nicolas</text:p>
      <text:p text:style-name="P7">Pastre Guillaume</text:p>
      <text:p text:style-name="P8"/>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text:a xlink:type="simple" xlink:href="#__RefHeading__106_1443728252" text:style-name="Index_20_Link" text:visited-style-name="Index_20_Link">I. Présentation :<text:tab/>2</text:a></text:p>
          <text:p text:style-name="P27"><text:a xlink:type="simple" xlink:href="#__RefHeading__109_1443728252" text:style-name="Index_20_Link" text:visited-style-name="Index_20_Link">II. Répartition des tâches :<text:tab/>2</text:a></text:p>
          <text:p text:style-name="P27"><text:a xlink:type="simple" xlink:href="#__RefHeading__111_1443728252" text:style-name="Index_20_Link" text:visited-style-name="Index_20_Link">III. Fonctionnalités du site :<text:tab/>3</text:a></text:p>
        </text:index-body>
      </text:table-of-content>
      <text:p text:style-name="P9"/>
      <text:p text:style-name="Standard"/>
      <text:p text:style-name="Standard"/>
      <text:p text:style-name="Standard"/>
      <text:p text:style-name="Standard"/>
      <text:p text:style-name="Standard"/>
      <text:p text:style-name="P21"/>
      <text:p text:style-name="Standard"/>
      <text:h text:style-name="Heading_20_1" text:outline-level="1"><text:bookmark-start text:name="__RefHeading__106_1443728252"/><text:span text:style-name="T2">I. </text:span><text:span text:style-name="T3">Présentation :</text:span><text:bookmark-end text:name="__RefHeading__106_1443728252"/></text:h>
      <text:p text:style-name="P3"/>
      <text:p text:style-name="P3">Le site internet de l'ASA Sourdoire est un outil d'aide à la gestion de la consommation d'eau des utilisateurs du réseau d'irrigation partenaire. Il répond au besoin de gérer rapidement, fréquemment, et sans perte d'informations la consommation d'eau des utilisateurs.</text:p>
      <text:p text:style-name="P4">L'idée vient d'un membre du groupe, Fabien Bonneval, qui voit son père gérer le réseau d'irrigation avec des papiers de tous les côtés, ayant à appeler les différents acteurs lors de conflits si les relevés ne correspondent pas au relevé annuel contrôlé sur le compteur. En réponse à ce manque apparant d'efficacité, notre groupe composé de Fabien Bonneval, Buisan Guilhem, Dzeciol Nicolas et Pastre Guillaume avons décidé de profiter de l'encadrement de ce bureau d'étude pour tenter d'améliorer le système existant.</text:p>
      <text:p text:style-name="P5"/>
      <text:p text:style-name="P10"/>
      <text:p text:style-name="P10"/>
      <text:p text:style-name="P10"/>
      <text:h text:style-name="P24" text:outline-level="1"><text:bookmark-start text:name="__RefHeading__109_1443728252"/>II. Répartition des tâches :<text:bookmark-end text:name="__RefHeading__109_1443728252"/></text:h>
      <text:p text:style-name="P10"/>
      <text:p text:style-name="P10"/>
      <text:p text:style-name="P12">Afin de répondre au mieux aux besoins et aux demandes dans le temps impartis, nous avons réparti les tâches entre membres, bien que tout le monde touchait un peu à tout pour une expérience <text:s/>personnelle accrue. <text:span text:style-name="T4">Voici la liste des sujets principaux traités par les membres :</text:span></text:p>
      <text:p text:style-name="P13"/>
      <text:p text:style-name="P11"><text:span text:style-name="T6">Dzieciol </text:span><text:span text:style-name="T4">:</text:span></text:p>
      <text:p text:style-name="P16">&lt;Entrer liste ici&gt;</text:p>
      <text:p text:style-name="P16"/>
      <text:p text:style-name="P11"><text:span text:style-name="T6">Pastre </text:span><text:span text:style-name="T4">:</text:span></text:p>
      <text:list xml:id="list683146069150184192" text:style-name="L2">
        <text:list-item>
          <text:p text:style-name="P15">Conception et persistance de la couche logique</text:p>
        </text:list-item>
        <text:list-item>
          <text:p text:style-name="P15">Contenu html, css de pages</text:p>
        </text:list-item>
        <text:list-item>
          <text:p text:style-name="P15">Vidéos de tutoriel</text:p>
        </text:list-item>
      </text:list>
      <text:p text:style-name="P14"/>
      <text:p text:style-name="P14"><text:span text:style-name="T5">Buisan </text:span>:</text:p>
      <text:p text:style-name="P16">&lt;Entrer liste ici&gt;</text:p>
      <text:p text:style-name="P14"/>
      <text:p text:style-name="P14"><text:span text:style-name="T5">Bonneval </text:span>:</text:p>
      <text:p text:style-name="P16">&lt;Entrer liste ici&gt;</text:p>
      <text:p text:style-name="P14"/>
      <text:p text:style-name="P14"/>
      <text:p text:style-name="P14"/>
      <text:p text:style-name="P14"/>
      <text:p text:style-name="P22"/>
      <text:h text:style-name="P24" text:outline-level="1"><text:bookmark-start text:name="__RefHeading__111_1443728252"/>III. Fonctionnalités du site :<text:bookmark-end text:name="__RefHeading__111_1443728252"/></text:h>
      <text:p text:style-name="P14"/>
      <text:p text:style-name="P14"/>
      <text:p text:style-name="P6">Nous allons détailler ci-dessous les fonctionnalités du site internet que nous avons développé:</text:p>
      <text:p text:style-name="P6"/>
      <text:p text:style-name="P6"/>
      <text:p text:style-name="P17"/>
      <text:h text:style-name="P23" text:outline-level="2">Fonctionnalités d'un utilisateur non connecté :</text:h>
      <text:h text:style-name="P25" text:outline-level="3">Accueil :</text:h>
      <text:p text:style-name="P18"/>
      <text:p text:style-name="P18">Le site présente de façon concise l'association et le réseau d'irrigation sur la page d'accueil.</text:p>
      <text:p text:style-name="P10"/>
      <text:p text:style-name="P10"/>
      <text:h text:style-name="P25" text:outline-level="3">Voir le réseau</text:h>
      <text:p text:style-name="P10"/>
      <text:p text:style-name="P19">L'utilisateur peut naviguer sur le réseau à l'aide d'une carte représentant les compteurs dont les coordonnées GPS sont connues. Il peut cliquer sur ces compteurs pour en connaître le nom, la position précise, l'altitude, ainsi que les noms des exploitants qui utilisent la borne.</text:p>
      <text:p text:style-name="P20">Si une photo a été rattachée à la borne, l'utilisateur peut également la consulter.</text:p>
      <text:p text:style-name="P20"/>
      <text:p text:style-name="P20"/>
      <text:h text:style-name="P26" text:outline-level="3">Se connecter</text:h>
      <text:p text:style-name="P20"/>
      <text:p text:style-name="P20">L'utilisateur peut s'authentifier depuis n'importe quelle page afin d'accéder aux autre fonctionnalités du site, détaillées ci-après.</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6T18:17:36.576522995</meta:creation-date>
    <dc:date>2015-05-26T19:24:02.679481551</dc:date>
    <meta:editing-duration>PT1H4M58S</meta:editing-duration>
    <meta:editing-cycles>17</meta:editing-cycles>
    <meta:generator>LibreOffice/4.2.8.2$Linux_X86_64 LibreOffice_project/420m0$Build-2</meta:generator>
    <meta:document-statistic meta:table-count="0" meta:image-count="0" meta:object-count="0" meta:page-count="3" meta:paragraph-count="36" meta:word-count="365" meta:character-count="2275" meta:non-whitespace-character-count="1948"/>
  </office:meta>
</office:document-meta>
</file>